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subtitle">
      <style:graphic-properties draw:fill-color="#ffffff" fo:min-height="12.05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draw:auto-grow-height="true"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style:font-name="FreeSerif"/>
    </style:style>
    <style:style style:name="P2" style:family="paragraph">
      <loext:graphic-properties draw:fill-color="#ffffff"/>
      <style:text-properties style:font-name="FreeSerif"/>
    </style:style>
    <style:style style:name="P3" style:family="paragraph">
      <loext:graphic-properties draw:fill-color="#ffffff"/>
    </style:style>
    <style:style style:name="T1" style:family="text">
      <style:text-properties style:font-name="FreeSerif"/>
    </style:style>
    <style:style style:name="T2" style:family="text">
      <style:text-properties style:font-name="FreeSeri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2" draw:layer="layout" svg:width="27.492cm" svg:height="12.056cm" svg:x="0.508cm" svg:y="1.524cm" presentation:class="subtitle" presentation:user-transformed="true">
          <draw:text-box>
            <text:p text:style-name="P1"><text:span text:style-name="T1">Reinforcement learning with automatic </text:span><text:span text:style-name="T2">basis construction</text:span></text:p>
            <text:p text:style-name="P1"><text:span text:style-name="T1">based on </text:span><text:span text:style-name="T2">isometric feature mapping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FreeSerif" fo:font-family="FreeSerif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FreeSerif" fo:font-family="FreeSerif" style:font-family-generic="roman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FreeSerif" fo:font-family="FreeSerif" style:font-family-generic="roman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FreeSerif" fo:font-family="FreeSerif" style:font-family-generic="roman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FreeSerif" fo:font-family="FreeSerif" style:font-family-generic="roman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FreeSerif" fo:font-family="FreeSerif" style:font-family-generic="roman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FreeSerif" fo:font-family="FreeSerif" style:font-family-generic="roman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FreeSerif" fo:font-family="FreeSerif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</style:style>
    <style:style style:name="Mpr2" style:family="presentation" style:parent-style-name="BrightBlue-outline1">
      <style:graphic-properties fo:min-height="9.135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FreeSerif" fo:font-size="14pt"/>
    </style:style>
    <style:style style:name="MP7" style:family="paragraph">
      <loext:graphic-properties draw:fill="none" draw:fill-color="#ffffff"/>
      <style:text-properties style:font-name="FreeSerif" fo:font-size="14pt"/>
    </style:style>
    <style:style style:name="MP8" style:family="paragraph">
      <style:paragraph-properties fo:text-align="center"/>
      <style:text-properties fo:font-size="14pt"/>
    </style:style>
    <style:style style:name="MP9" style:family="paragraph">
      <loext:graphic-properties draw:fill="none" draw:fill-color="#ffffff"/>
      <style:paragraph-properties fo:text-align="center"/>
      <style:text-properties fo:font-size="14pt"/>
    </style:style>
    <style:style style:name="MP10" style:family="paragraph">
      <style:paragraph-properties fo:text-align="end"/>
      <style:text-properties style:font-name="Free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FreeSerif" fo:font-size="14pt"/>
    </style:style>
    <style:style style:name="MT1" style:family="text">
      <style:text-properties fo:font-size="14pt"/>
    </style:style>
    <style:style style:name="MT2" style:family="text">
      <style:text-properties style:font-name="Free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Mpr1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7cm" presentation:class="date-time">
        <draw:text-box>
          <text:p text:style-name="MP6"><text:span text:style-name="MT1"><presentation:date-time/></text:span></text:p>
        </draw:text-box>
      </draw:frame>
      <draw:frame presentation:style-name="Mpr3" draw:text-style-name="MP9" draw:layer="backgroundobjects" svg:width="8.875cm" svg:height="1.085cm" svg:x="9.575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6.523cm" svg:height="1.085cm" svg:x="20.075cm" svg:y="14.347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1:19:49.953755900</meta:creation-date>
    <meta:editing-duration>PT17M10S</meta:editing-duration>
    <meta:editing-cycles>2</meta:editing-cycles>
    <meta:generator>LibreOffice/6.0.6.2$Linux_X86_64 LibreOffice_project/00m0$Build-2</meta:generator>
    <dc:title>Bright Blue</dc:title>
    <dc:date>2018-10-28T11:36:59.491531544</dc:date>
    <meta:document-statistic meta:object-count="29"/>
  </office:meta>
</office:document-meta>
</file>